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font-weight="bold" style:font-weight-asian="bold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style:font-name="Segoe UI" style:font-name-complex="Segoe UI" fo:color="#2A2A2A" fo:font-size="10pt" style:font-size-asian="10pt" style:font-size-complex="10pt" fo:language="en" fo:country="US"/>
    </style:style>
    <style:style style:name="P5" style:parent-style-name="Normal" style:family="paragraph">
      <style:text-properties fo:font-weight="bold" style:font-weight-asian="bold"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T13" style:parent-style-name="DefaultParagraphFont" style:family="text">
      <style:text-properties fo:font-weight="bold" style:font-weight-asian="bold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font-weight="bold" style:font-weight-asian="bold"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C# conventies</text:p>
      <text:p text:style-name="P2"><text:line-break/>Naming Conventions</text:p>
      <text:p text:style-name="P3">In short examples that do not include using directives, use namespace qualifications. If you know that a namespace is imported by default in a project, you do not have to fully qualify the names from that namespace. Qualified names can be broken after a dot (.) if they are too long for a single line, as shown in the following example.</text:p>
      <text:p text:style-name="P4">You do not have to change the names of objects that were created by using the Visual Studio designer tools to make them fit other guidelines.</text:p>
      <text:p text:style-name="P5">Layout Conventions</text:p>
      <text:p text:style-name="P6">Good layout uses formatting to emphasize the structure of your code and to make the code easier to read. Microsoft examples and samples conform to the following conventions:</text:p>
      <text:p text:style-name="P7">Use the default Code Editor settings (smart indenting, four-character indents, tabs saved as spaces). For more information, see Options, Text Editor, C#, Formatting.</text:p>
      <text:p text:style-name="P8">Write only one statement per line.</text:p>
      <text:p text:style-name="P9">Write only one declaration per line.</text:p>
      <text:p text:style-name="P10">If continuation lines are not indented automatically, indent them one tab stop (four spaces).</text:p>
      <text:p text:style-name="P11">Add at least one blank line between method definitions and property definitions.</text:p>
      <text:p text:style-name="P12">Use parentheses to make clauses in an expression apparent, as shown in the following code.<text:s/></text:p>
      <text:p text:style-name="Normal"><text:span text:style-name="T13">Commenting Conventions</text:span></text:p>
      <text:p text:style-name="P14">Place the comment on a separate line, not at the end of a line of code.</text:p>
      <text:p text:style-name="P15">Begin comment text with an uppercase letter.</text:p>
      <text:p text:style-name="P16">End comment text with a period.</text:p>
      <text:p text:style-name="P17">Insert one space between the comment delimiter (//) and the comment text, as shown in the following example.</text:p>
      <text:p text:style-name="P18">Do not create formatted blocks of asterisks around comments.</text:p>
      <text:p text:style-name="P19">Language Guidelines</text:p>
      <text:p text:style-name="P20">The following sections describe practices that the C# team follows to prepare code examples and samples.</text:p>
      <text:p text:style-name="P21">String Data Type</text:p>
      <text:p text:style-name="P22">Use the + operator to concatenate short strings, as shown in the following code.</text:p>
      <text:p text:style-name="Normal"><text:span text:style-name="T23">To append strings in loops, especially when you are working with large amounts of text, use a StringBuilder objec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vius, Wouter (student)</meta:initial-creator>
    <dc:creator>Mevius, Wouter (student)</dc:creator>
    <meta:creation-date>2017-03-10T10:30:00Z</meta:creation-date>
    <dc:date>2017-03-10T10:30:00Z</dc:date>
    <meta:template xlink:href="Normal" xlink:type="simple"/>
    <meta:editing-cycles>2</meta:editing-cycles>
    <meta:editing-duration>PT0S</meta:editing-duration>
    <meta:document-statistic meta:page-count="1" meta:paragraph-count="3" meta:word-count="282" meta:character-count="1889" meta:row-count="13" meta:non-whitespace-character-count="1610"/>
  </office:meta>
</office:document-meta>
</file>